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Comma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Comma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Comma" style:data-style-name="N112">
      <style:table-cell-properties fo:background-color="#dce6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Comma" style:data-style-name="N112">
      <style:table-cell-properties fo:background-color="#ebf1d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ce4"/>
        <table:table-column table:style-name="co1" table:default-cell-style-name="ce3"/>
        <table:table-column table:style-name="co1" table:number-columns-repeated="3" table:default-cell-style-name="ce1"/>
        <table:table-row table:style-name="ro1">
          <table:table-cell table:style-name="ce1"/>
          <table:table-cell table:style-name="ce1" office:value-type="string" office:string-value="VCR" calcext:value-type="string">
            <text:p><text:s/>VCR </text:p>
          </table:table-cell>
          <table:table-cell table:style-name="ce1" office:value-type="string" office:string-value="MJH" calcext:value-type="string">
            <text:p><text:s/>MJH </text:p>
          </table:table-cell>
          <table:table-cell table:style-name="ce1" office:value-type="string" office:string-value="JAE" calcext:value-type="string">
            <text:p><text:s/>JAE </text:p>
          </table:table-cell>
          <table:table-cell table:style-name="ce1" office:value-type="string" office:string-value="GHA?" calcext:value-type="string">
            <text:p><text:s/>GHA? </text:p>
          </table:table-cell>
          <table:table-cell office:value-type="string" office:string-value="MFGR?" calcext:value-type="string">
            <text:p><text:s/>MFGR? </text:p>
          </table:table-cell>
          <table:table-cell table:number-columns-repeated="2"/>
        </table:table-row>
        <table:table-row table:style-name="ro1">
          <table:table-cell office:value-type="string" office:string-value="C3" calcext:value-type="string">
            <text:p><text:s/>C3 </text:p>
          </table:table-cell>
          <table:table-cell office:value-type="float" office:value="0.08219178" calcext:value-type="float">
            <text:p><text:s/>0.082 <text:s text:c="3"/></text:p>
          </table:table-cell>
          <table:table-cell office:value-type="float" office:value="0.14173228" calcext:value-type="float">
            <text:p><text:s/>0.142 <text:s text:c="3"/></text:p>
          </table:table-cell>
          <table:table-cell office:value-type="float" office:value="0.046783626" calcext:value-type="float">
            <text:p><text:s/>0.047 <text:s text:c="3"/></text:p>
          </table:table-cell>
          <table:table-cell office:value-type="float" office:value="0.18947368" calcext:value-type="float">
            <text:p><text:s/>0.189 <text:s text:c="3"/></text:p>
          </table:table-cell>
          <table:table-cell/>
          <table:table-cell table:formula="of:=AVERAGE([.B2:.E2])" office:value-type="float" office:value="0.1150453415" calcext:value-type="float">
            <text:p><text:s/>0.115 <text:s text:c="3"/></text:p>
          </table:table-cell>
          <table:table-cell table:formula="of:=COM.MICROSOFT.STDEV.S([.B2:.E2])" office:value-type="float" office:value="0.0632212742796036" calcext:value-type="float">
            <text:p><text:s/>0.063 <text:s text:c="3"/></text:p>
          </table:table-cell>
        </table:table-row>
        <table:table-row table:style-name="ro1">
          <table:table-cell office:value-type="string" office:string-value="C4" calcext:value-type="string">
            <text:p><text:s/>C4 </text:p>
          </table:table-cell>
          <table:table-cell office:value-type="float" office:value="0.09589041" calcext:value-type="float">
            <text:p><text:s/>0.096 <text:s text:c="3"/></text:p>
          </table:table-cell>
          <table:table-cell office:value-type="float" office:value="0.12598425" calcext:value-type="float">
            <text:p><text:s/>0.126 <text:s text:c="3"/></text:p>
          </table:table-cell>
          <table:table-cell office:value-type="float" office:value="0.005847953" calcext:value-type="float">
            <text:p><text:s/>0.006 <text:s text:c="3"/></text:p>
          </table:table-cell>
          <table:table-cell office:value-type="float" office:value="0.12631579" calcext:value-type="float">
            <text:p><text:s/>0.126 <text:s text:c="3"/></text:p>
          </table:table-cell>
          <table:table-cell/>
          <table:table-cell table:formula="of:=AVERAGE([.B3:.E3])" office:value-type="float" office:value="0.08850960075" calcext:value-type="float">
            <text:p><text:s/>0.089 <text:s text:c="3"/></text:p>
          </table:table-cell>
          <table:table-cell table:formula="of:=COM.MICROSOFT.STDEV.S([.B3:.E3])" office:value-type="float" office:value="0.0569241648626993" calcext:value-type="float">
            <text:p><text:s/>0.057 <text:s text:c="3"/></text:p>
          </table:table-cell>
        </table:table-row>
        <table:table-row table:style-name="ro1">
          <table:table-cell office:value-type="string" office:string-value="CZ" calcext:value-type="string">
            <text:p><text:s/>CZ </text:p>
          </table:table-cell>
          <table:table-cell office:value-type="float" office:value="0.02739726" calcext:value-type="float">
            <text:p><text:s/>0.027 <text:s text:c="3"/></text:p>
          </table:table-cell>
          <table:table-cell office:value-type="float" office:value="0.12598425" calcext:value-type="float">
            <text:p><text:s/>0.126 <text:s text:c="3"/></text:p>
          </table:table-cell>
          <table:table-cell office:value-type="float" office:value="0.005847953" calcext:value-type="float">
            <text:p><text:s/>0.006 <text:s text:c="3"/></text:p>
          </table:table-cell>
          <table:table-cell office:value-type="float" office:value="0.09473684" calcext:value-type="float">
            <text:p><text:s/>0.095 <text:s text:c="3"/></text:p>
          </table:table-cell>
          <table:table-cell/>
          <table:table-cell table:formula="of:=AVERAGE([.B4:.E4])" office:value-type="float" office:value="0.06349157575" calcext:value-type="float">
            <text:p><text:s/>0.063 <text:s text:c="3"/></text:p>
          </table:table-cell>
          <table:table-cell table:formula="of:=COM.MICROSOFT.STDEV.S([.B4:.E4])" office:value-type="float" office:value="0.0562944276288336" calcext:value-type="float">
            <text:p><text:s/>0.056 <text:s text:c="3"/></text:p>
          </table:table-cell>
        </table:table-row>
        <table:table-row table:style-name="ro1">
          <table:table-cell office:value-type="string" office:string-value="F3" calcext:value-type="string">
            <text:p><text:s/>F3 </text:p>
          </table:table-cell>
          <table:table-cell office:value-type="float" office:value="0.06849315" calcext:value-type="float">
            <text:p><text:s/>0.068 <text:s text:c="3"/></text:p>
          </table:table-cell>
          <table:table-cell office:value-type="float" office:value="0.18110236" calcext:value-type="float">
            <text:p><text:s/>0.181 <text:s text:c="3"/></text:p>
          </table:table-cell>
          <table:table-cell office:value-type="float" office:value="0.01754386" calcext:value-type="float">
            <text:p><text:s/>0.018 <text:s text:c="3"/></text:p>
          </table:table-cell>
          <table:table-cell office:value-type="float" office:value="0.14736842" calcext:value-type="float">
            <text:p><text:s/>0.147 <text:s text:c="3"/></text:p>
          </table:table-cell>
          <table:table-cell/>
          <table:table-cell table:formula="of:=AVERAGE([.B5:.E5])" office:value-type="float" office:value="0.1036269475" calcext:value-type="float">
            <text:p><text:s/>0.104 <text:s text:c="3"/></text:p>
          </table:table-cell>
          <table:table-cell table:formula="of:=COM.MICROSOFT.STDEV.S([.B5:.E5])" office:value-type="float" office:value="0.0742976842142855" calcext:value-type="float">
            <text:p><text:s/>0.074 <text:s text:c="3"/></text:p>
          </table:table-cell>
        </table:table-row>
        <table:table-row table:style-name="ro1">
          <table:table-cell office:value-type="string" office:string-value="F4" calcext:value-type="string">
            <text:p><text:s/>F4 </text:p>
          </table:table-cell>
          <table:table-cell office:value-type="float" office:value="0.15068493" calcext:value-type="float">
            <text:p><text:s/>0.151 <text:s text:c="3"/></text:p>
          </table:table-cell>
          <table:table-cell office:value-type="float" office:value="0.18110236" calcext:value-type="float">
            <text:p><text:s/>0.181 <text:s text:c="3"/>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16842105" calcext:value-type="float">
            <text:p><text:s/>0.168 <text:s text:c="3"/></text:p>
          </table:table-cell>
          <table:table-cell/>
          <table:table-cell table:formula="of:=AVERAGE([.B6:.E6])" office:value-type="float" office:value="0.125052085" calcext:value-type="float">
            <text:p><text:s/>0.125 <text:s text:c="3"/></text:p>
          </table:table-cell>
          <table:table-cell table:formula="of:=COM.MICROSOFT.STDEV.S([.B6:.E6])" office:value-type="float" office:value="0.0842962378725332" calcext:value-type="float">
            <text:p><text:s/>0.084 <text:s text:c="3"/></text:p>
          </table:table-cell>
        </table:table-row>
        <table:table-row table:style-name="ro1">
          <table:table-cell office:value-type="string" office:string-value="F7" calcext:value-type="string">
            <text:p><text:s/>F7 </text:p>
          </table:table-cell>
          <table:table-cell office:value-type="float" office:value="0.06849315" calcext:value-type="float">
            <text:p><text:s/>0.068 <text:s text:c="3"/></text:p>
          </table:table-cell>
          <table:table-cell office:value-type="float" office:value="0.11811024" calcext:value-type="float">
            <text:p><text:s/>0.118 <text:s text:c="3"/></text:p>
          </table:table-cell>
          <table:table-cell office:value-type="float" office:value="0.005847953" calcext:value-type="float">
            <text:p><text:s/>0.006 <text:s text:c="3"/></text:p>
          </table:table-cell>
          <table:table-cell office:value-type="float" office:value="0.23157895" calcext:value-type="float">
            <text:p><text:s/>0.232 <text:s text:c="3"/></text:p>
          </table:table-cell>
          <table:table-cell/>
          <table:table-cell table:formula="of:=AVERAGE([.B7:.E7])" office:value-type="float" office:value="0.10600757325" calcext:value-type="float">
            <text:p><text:s/>0.106 <text:s text:c="3"/></text:p>
          </table:table-cell>
          <table:table-cell table:formula="of:=COM.MICROSOFT.STDEV.S([.B7:.E7])" office:value-type="float" office:value="0.0954880911977271" calcext:value-type="float">
            <text:p><text:s/>0.095 <text:s text:c="3"/></text:p>
          </table:table-cell>
        </table:table-row>
        <table:table-row table:style-name="ro1">
          <table:table-cell office:value-type="string" office:string-value="F8" calcext:value-type="string">
            <text:p><text:s/>F8 </text:p>
          </table:table-cell>
          <table:table-cell office:value-type="float" office:value="0.05479452" calcext:value-type="float">
            <text:p><text:s/>0.055 <text:s text:c="3"/></text:p>
          </table:table-cell>
          <table:table-cell office:value-type="float" office:value="0.08661417" calcext:value-type="float">
            <text:p><text:s/>0.087 <text:s text:c="3"/>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24210526" calcext:value-type="float">
            <text:p><text:s/>0.242 <text:s text:c="3"/></text:p>
          </table:table-cell>
          <table:table-cell/>
          <table:table-cell table:formula="of:=AVERAGE([.B8:.E8])" office:value-type="float" office:value="0.0958784875" calcext:value-type="float">
            <text:p><text:s/>0.096 <text:s text:c="3"/></text:p>
          </table:table-cell>
          <table:table-cell table:formula="of:=COM.MICROSOFT.STDEV.S([.B8:.E8])" office:value-type="float" office:value="0.103840700635374" calcext:value-type="float">
            <text:p><text:s/>0.104 <text:s text:c="3"/></text:p>
          </table:table-cell>
        </table:table-row>
        <table:table-row table:style-name="ro1">
          <table:table-cell office:value-type="string" office:string-value="FP1" calcext:value-type="string">
            <text:p><text:s/>FP1 </text:p>
          </table:table-cell>
          <table:table-cell office:value-type="float" office:value="0.02739726" calcext:value-type="float">
            <text:p><text:s/>0.027 <text:s text:c="3"/></text:p>
          </table:table-cell>
          <table:table-cell office:value-type="float" office:value="0.05511811" calcext:value-type="float">
            <text:p><text:s/>0.055 <text:s text:c="3"/></text:p>
          </table:table-cell>
          <table:table-cell office:value-type="float" office:value="0.058479532" calcext:value-type="float">
            <text:p><text:s/>0.058 <text:s text:c="3"/></text:p>
          </table:table-cell>
          <table:table-cell office:value-type="float" office:value="0.25263158" calcext:value-type="float">
            <text:p><text:s/>0.253 <text:s text:c="3"/></text:p>
          </table:table-cell>
          <table:table-cell/>
          <table:table-cell table:formula="of:=AVERAGE([.B9:.E9])" office:value-type="float" office:value="0.0984066205" calcext:value-type="float">
            <text:p><text:s/>0.098 <text:s text:c="3"/></text:p>
          </table:table-cell>
          <table:table-cell table:formula="of:=COM.MICROSOFT.STDEV.S([.B9:.E9])" office:value-type="float" office:value="0.103755698556418" calcext:value-type="float">
            <text:p><text:s/>0.104 <text:s text:c="3"/></text:p>
          </table:table-cell>
        </table:table-row>
        <table:table-row table:style-name="ro1">
          <table:table-cell office:value-type="string" office:string-value="FP2" calcext:value-type="string">
            <text:p><text:s/>FP2 </text:p>
          </table:table-cell>
          <table:table-cell office:value-type="float" office:value="0.01369863" calcext:value-type="float">
            <text:p><text:s/>0.014 <text:s text:c="3"/></text:p>
          </table:table-cell>
          <table:table-cell office:value-type="float" office:value="0.04724409" calcext:value-type="float">
            <text:p><text:s/>0.047 <text:s text:c="3"/></text:p>
          </table:table-cell>
          <table:table-cell office:value-type="float" office:value="0.005847953" calcext:value-type="float">
            <text:p><text:s/>0.006 <text:s text:c="3"/></text:p>
          </table:table-cell>
          <table:table-cell office:value-type="float" office:value="0.10526316" calcext:value-type="float">
            <text:p><text:s/>0.105 <text:s text:c="3"/></text:p>
          </table:table-cell>
          <table:table-cell/>
          <table:table-cell table:formula="of:=AVERAGE([.B10:.E10])" office:value-type="float" office:value="0.04301345825" calcext:value-type="float">
            <text:p><text:s/>0.043 <text:s text:c="3"/></text:p>
          </table:table-cell>
          <table:table-cell table:formula="of:=COM.MICROSOFT.STDEV.S([.B10:.E10])" office:value-type="float" office:value="0.0452163596823939" calcext:value-type="float">
            <text:p><text:s/>0.045 <text:s text:c="3"/></text:p>
          </table:table-cell>
        </table:table-row>
        <table:table-row table:style-name="ro1">
          <table:table-cell office:value-type="string" office:string-value="FZ" calcext:value-type="string">
            <text:p><text:s/>FZ </text:p>
          </table:table-cell>
          <table:table-cell office:value-type="float" office:value="0.15068493" calcext:value-type="float">
            <text:p><text:s/>0.151 <text:s text:c="3"/></text:p>
          </table:table-cell>
          <table:table-cell office:value-type="float" office:value="0.14173228" calcext:value-type="float">
            <text:p><text:s/>0.142 <text:s text:c="3"/></text:p>
          </table:table-cell>
          <table:table-cell office:value-type="float" office:value="0.011695906" calcext:value-type="float">
            <text:p><text:s/>0.012 <text:s text:c="3"/></text:p>
          </table:table-cell>
          <table:table-cell office:value-type="float" office:value="0.12631579" calcext:value-type="float">
            <text:p><text:s/>0.126 <text:s text:c="3"/></text:p>
          </table:table-cell>
          <table:table-cell/>
          <table:table-cell table:formula="of:=AVERAGE([.B11:.E11])" office:value-type="float" office:value="0.1076072265" calcext:value-type="float">
            <text:p><text:s/>0.108 <text:s text:c="3"/></text:p>
          </table:table-cell>
          <table:table-cell table:formula="of:=COM.MICROSOFT.STDEV.S([.B11:.E11])" office:value-type="float" office:value="0.0647281483423789" calcext:value-type="float">
            <text:p><text:s/>0.065 <text:s text:c="3"/></text:p>
          </table:table-cell>
        </table:table-row>
        <table:table-row table:style-name="ro1">
          <table:table-cell office:value-type="string" office:string-value="O1" calcext:value-type="string">
            <text:p><text:s/>O1 </text:p>
          </table:table-cell>
          <table:table-cell office:value-type="float" office:value="0.1369863" calcext:value-type="float">
            <text:p><text:s/>0.137 <text:s text:c="3"/></text:p>
          </table:table-cell>
          <table:table-cell office:value-type="float" office:value="0.15748031" calcext:value-type="float">
            <text:p><text:s/>0.157 <text:s text:c="3"/>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28421053" calcext:value-type="float">
            <text:p><text:s/>0.284 <text:s text:c="3"/></text:p>
          </table:table-cell>
          <table:table-cell/>
          <table:table-cell table:formula="of:=AVERAGE([.B12:.E12])" office:value-type="float" office:value="0.144669285" calcext:value-type="float">
            <text:p><text:s/>0.145 <text:s text:c="3"/></text:p>
          </table:table-cell>
          <table:table-cell table:formula="of:=COM.MICROSOFT.STDEV.S([.B12:.E12])" office:value-type="float" office:value="0.116367394772794" calcext:value-type="float">
            <text:p><text:s/>0.116 <text:s text:c="3"/></text:p>
          </table:table-cell>
        </table:table-row>
        <table:table-row table:style-name="ro1">
          <table:table-cell office:value-type="string" office:string-value="O2" calcext:value-type="string">
            <text:p><text:s/>O2 </text:p>
          </table:table-cell>
          <table:table-cell office:value-type="float" office:value="0.17808219" calcext:value-type="float">
            <text:p><text:s/>0.178 <text:s text:c="3"/></text:p>
          </table:table-cell>
          <table:table-cell office:value-type="float" office:value="0.18110236" calcext:value-type="float">
            <text:p><text:s/>0.181 <text:s text:c="3"/>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27368421" calcext:value-type="float">
            <text:p><text:s/>0.274 <text:s text:c="3"/></text:p>
          </table:table-cell>
          <table:table-cell/>
          <table:table-cell table:formula="of:=AVERAGE([.B13:.E13])" office:value-type="float" office:value="0.15821719" calcext:value-type="float">
            <text:p><text:s/>0.158 <text:s text:c="3"/></text:p>
          </table:table-cell>
          <table:table-cell table:formula="of:=COM.MICROSOFT.STDEV.S([.B13:.E13])" office:value-type="float" office:value="0.114431436750142" calcext:value-type="float">
            <text:p><text:s/>0.114 <text:s text:c="3"/></text:p>
          </table:table-cell>
        </table:table-row>
        <table:table-row table:style-name="ro1">
          <table:table-cell office:value-type="string" office:string-value="P3" calcext:value-type="string">
            <text:p><text:s/>P3 </text:p>
          </table:table-cell>
          <table:table-cell office:value-type="float" office:value="0.08219178" calcext:value-type="float">
            <text:p><text:s/>0.082 <text:s text:c="3"/></text:p>
          </table:table-cell>
          <table:table-cell office:value-type="float" office:value="0.13385827" calcext:value-type="float">
            <text:p><text:s/>0.134 <text:s text:c="3"/>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26315789" calcext:value-type="float">
            <text:p><text:s/>0.263 <text:s text:c="3"/></text:p>
          </table:table-cell>
          <table:table-cell/>
          <table:table-cell table:formula="of:=AVERAGE([.B14:.E14])" office:value-type="float" office:value="0.119801985" calcext:value-type="float">
            <text:p><text:s/>0.120 <text:s text:c="3"/></text:p>
          </table:table-cell>
          <table:table-cell table:formula="of:=COM.MICROSOFT.STDEV.S([.B14:.E14])" office:value-type="float" office:value="0.110326089051884" calcext:value-type="float">
            <text:p><text:s/>0.110 <text:s text:c="3"/></text:p>
          </table:table-cell>
        </table:table-row>
        <table:table-row table:style-name="ro1">
          <table:table-cell office:value-type="string" office:string-value="P4" calcext:value-type="string">
            <text:p><text:s/>P4 </text:p>
          </table:table-cell>
          <table:table-cell office:value-type="float" office:value="0.05479452" calcext:value-type="float">
            <text:p><text:s/>0.055 <text:s text:c="3"/></text:p>
          </table:table-cell>
          <table:table-cell office:value-type="float" office:value="0.1496063" calcext:value-type="float">
            <text:p><text:s/>0.150 <text:s text:c="3"/>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29473684" calcext:value-type="float">
            <text:p><text:s/>0.295 <text:s text:c="3"/></text:p>
          </table:table-cell>
          <table:table-cell/>
          <table:table-cell table:formula="of:=AVERAGE([.B15:.E15])" office:value-type="float" office:value="0.124784415" calcext:value-type="float">
            <text:p><text:s/>0.125 <text:s text:c="3"/></text:p>
          </table:table-cell>
          <table:table-cell table:formula="of:=COM.MICROSOFT.STDEV.S([.B15:.E15])" office:value-type="float" office:value="0.129060306791486" calcext:value-type="float">
            <text:p><text:s/>0.129 <text:s text:c="3"/></text:p>
          </table:table-cell>
        </table:table-row>
        <table:table-row table:style-name="ro1">
          <table:table-cell office:value-type="string" office:string-value="PZ" calcext:value-type="string">
            <text:p><text:s/>PZ </text:p>
          </table:table-cell>
          <table:table-cell office:value-type="float" office:value="0.05479452" calcext:value-type="float">
            <text:p><text:s/>0.055 <text:s text:c="3"/></text:p>
          </table:table-cell>
          <table:table-cell office:value-type="float" office:value="0.11811024" calcext:value-type="float">
            <text:p><text:s/>0.118 <text:s text:c="3"/>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22105263" calcext:value-type="float">
            <text:p><text:s/>0.221 <text:s text:c="3"/></text:p>
          </table:table-cell>
          <table:table-cell/>
          <table:table-cell table:formula="of:=AVERAGE([.B16:.E16])" office:value-type="float" office:value="0.0984893475" calcext:value-type="float">
            <text:p><text:s/>0.098 <text:s text:c="3"/></text:p>
          </table:table-cell>
          <table:table-cell table:formula="of:=COM.MICROSOFT.STDEV.S([.B16:.E16])" office:value-type="float" office:value="0.0948966581092328" calcext:value-type="float">
            <text:p><text:s/>0.095 <text:s text:c="3"/></text:p>
          </table:table-cell>
        </table:table-row>
        <table:table-row table:style-name="ro1">
          <table:table-cell office:value-type="string" office:string-value="T3" calcext:value-type="string">
            <text:p><text:s/>T3 </text:p>
          </table:table-cell>
          <table:table-cell office:value-type="float" office:value="0.1369863" calcext:value-type="float">
            <text:p><text:s/>0.137 <text:s text:c="3"/></text:p>
          </table:table-cell>
          <table:table-cell office:value-type="float" office:value="0.22834646" calcext:value-type="float">
            <text:p><text:s/>0.228 <text:s text:c="3"/>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27368421" calcext:value-type="float">
            <text:p><text:s/>0.274 <text:s text:c="3"/></text:p>
          </table:table-cell>
          <table:table-cell/>
          <table:table-cell table:formula="of:=AVERAGE([.B17:.E17])" office:value-type="float" office:value="0.1597542425" calcext:value-type="float">
            <text:p><text:s/>0.160 <text:s text:c="3"/></text:p>
          </table:table-cell>
          <table:table-cell table:formula="of:=COM.MICROSOFT.STDEV.S([.B17:.E17])" office:value-type="float" office:value="0.120726587790415" calcext:value-type="float">
            <text:p><text:s/>0.121 <text:s text:c="3"/></text:p>
          </table:table-cell>
        </table:table-row>
        <table:table-row table:style-name="ro1">
          <table:table-cell office:value-type="string" office:string-value="T4" calcext:value-type="string">
            <text:p><text:s/>T4 </text:p>
          </table:table-cell>
          <table:table-cell office:value-type="float" office:value="0.16438356" calcext:value-type="float">
            <text:p><text:s/>0.164 <text:s text:c="3"/></text:p>
          </table:table-cell>
          <table:table-cell office:value-type="float" office:value="0.15748031" calcext:value-type="float">
            <text:p><text:s/>0.157 <text:s text:c="3"/>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11578947" calcext:value-type="float">
            <text:p><text:s/>0.116 <text:s text:c="3"/></text:p>
          </table:table-cell>
          <table:table-cell/>
          <table:table-cell table:formula="of:=AVERAGE([.B18:.E18])" office:value-type="float" office:value="0.109413335" calcext:value-type="float">
            <text:p><text:s/>0.109 <text:s text:c="3"/></text:p>
          </table:table-cell>
          <table:table-cell table:formula="of:=COM.MICROSOFT.STDEV.S([.B18:.E18])" office:value-type="float" office:value="0.0760352828090611" calcext:value-type="float">
            <text:p><text:s/>0.076 <text:s text:c="3"/></text:p>
          </table:table-cell>
        </table:table-row>
        <table:table-row table:style-name="ro1">
          <table:table-cell office:value-type="string" office:string-value="T5" calcext:value-type="string">
            <text:p><text:s/>T5 </text:p>
          </table:table-cell>
          <table:table-cell office:value-type="float" office:value="0.1369863" calcext:value-type="float">
            <text:p><text:s/>0.137 <text:s text:c="3"/></text:p>
          </table:table-cell>
          <table:table-cell office:value-type="float" office:value="0.20472441" calcext:value-type="float">
            <text:p><text:s/>0.205 <text:s text:c="3"/>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21052632" calcext:value-type="float">
            <text:p><text:s/>0.211 <text:s text:c="3"/></text:p>
          </table:table-cell>
          <table:table-cell/>
          <table:table-cell table:formula="of:=AVERAGE([.B19:.E19])" office:value-type="float" office:value="0.1380592575" calcext:value-type="float">
            <text:p><text:s/>0.138 <text:s text:c="3"/></text:p>
          </table:table-cell>
          <table:table-cell table:formula="of:=COM.MICROSOFT.STDEV.S([.B19:.E19])" office:value-type="float" office:value="0.0979068052188326" calcext:value-type="float">
            <text:p><text:s/>0.098 <text:s text:c="3"/></text:p>
          </table:table-cell>
        </table:table-row>
        <table:table-row table:style-name="ro1">
          <table:table-cell office:value-type="string" office:string-value="T6" calcext:value-type="string">
            <text:p><text:s/>T6 </text:p>
          </table:table-cell>
          <table:table-cell office:value-type="float" office:value="0.20547945" calcext:value-type="float">
            <text:p><text:s/>0.205 <text:s text:c="3"/></text:p>
          </table:table-cell>
          <table:table-cell office:value-type="float" office:value="0.14173228" calcext:value-type="float">
            <text:p><text:s/>0.142 <text:s text:c="3"/></text:p>
          </table:table-cell>
          <table:table-cell office:value-type="float" office:value="0" calcext:value-type="float">
            <text:p><text:s/>- <text:s text:c="5"/></text:p>
          </table:table-cell>
          <table:table-cell office:value-type="float" office:value="0.26315789" calcext:value-type="float">
            <text:p><text:s/>0.263 <text:s text:c="3"/></text:p>
          </table:table-cell>
          <table:table-cell/>
          <table:table-cell table:formula="of:=AVERAGE([.B20:.E20])" office:value-type="float" office:value="0.152592405" calcext:value-type="float">
            <text:p><text:s/>0.153 <text:s text:c="3"/></text:p>
          </table:table-cell>
          <table:table-cell table:formula="of:=COM.MICROSOFT.STDEV.S([.B20:.E20])" office:value-type="float" office:value="0.113172656268813" calcext:value-type="float">
            <text:p><text:s/>0.113 <text:s text:c="3"/></text:p>
          </table:table-cell>
        </table:table-row>
        <table:table-row table:style-name="ro1">
          <table:table-cell office:value-type="string" office:string-value="LOG" calcext:value-type="string">
            <text:p><text:s/>LOG </text:p>
          </table:table-cell>
          <table:table-cell office:value-type="float" office:value="0.08219178" calcext:value-type="float">
            <text:p><text:s/>0.082 <text:s text:c="3"/></text:p>
          </table:table-cell>
          <table:table-cell office:value-type="float" office:value="0.15748031" calcext:value-type="float">
            <text:p><text:s/>0.157 <text:s text:c="3"/></text:p>
          </table:table-cell>
          <table:table-cell office:value-type="float" office:value="0.01754386" calcext:value-type="float">
            <text:p><text:s/>0.018 <text:s text:c="3"/></text:p>
          </table:table-cell>
          <table:table-cell office:value-type="float" office:value="0.26315789" calcext:value-type="float">
            <text:p><text:s/>0.263 <text:s text:c="3"/></text:p>
          </table:table-cell>
          <table:table-cell/>
          <table:table-cell table:formula="of:=AVERAGE([.B21:.E21])" office:value-type="float" office:value="0.13009346" calcext:value-type="float">
            <text:p><text:s/>0.130 <text:s text:c="3"/></text:p>
          </table:table-cell>
          <table:table-cell table:formula="of:=COM.MICROSOFT.STDEV.S([.B21:.E21])" office:value-type="float" office:value="0.105543301526166" calcext:value-type="float">
            <text:p><text:s/>0.106 <text:s text:c="3"/></text:p>
          </table:table-cell>
        </table:table-row>
        <table:table-row table:style-name="ro1">
          <table:table-cell office:value-type="string" office:string-value="ROG" calcext:value-type="string">
            <text:p><text:s/>ROG </text:p>
          </table:table-cell>
          <table:table-cell office:value-type="float" office:value="0.08219178" calcext:value-type="float">
            <text:p><text:s/>0.082 <text:s text:c="3"/></text:p>
          </table:table-cell>
          <table:table-cell office:value-type="float" office:value="0.16535433" calcext:value-type="float">
            <text:p><text:s/>0.165 <text:s text:c="3"/></text:p>
          </table:table-cell>
          <table:table-cell office:value-type="float" office:value="0.005847953" calcext:value-type="float">
            <text:p><text:s/>0.006 <text:s text:c="3"/></text:p>
          </table:table-cell>
          <table:table-cell office:value-type="float" office:value="0.31578947" calcext:value-type="float">
            <text:p><text:s/>0.316 <text:s text:c="3"/></text:p>
          </table:table-cell>
          <table:table-cell/>
          <table:table-cell table:formula="of:=AVERAGE([.B22:.E22])" office:value-type="float" office:value="0.14229588325" calcext:value-type="float">
            <text:p><text:s/>0.142 <text:s text:c="3"/></text:p>
          </table:table-cell>
          <table:table-cell table:formula="of:=COM.MICROSOFT.STDEV.S([.B22:.E22])" office:value-type="float" office:value="0.132743182507801" calcext:value-type="float">
            <text:p><text:s/>0.133 <text:s text:c="3"/></text:p>
          </table:table-cell>
        </table:table-row>
        <table:table-row table:style-name="ro1">
          <table:table-cell office:value-type="string" office:string-value="EMG" calcext:value-type="string">
            <text:p><text:s/>EMG </text:p>
          </table:table-cell>
          <table:table-cell office:value-type="float" office:value="0.19178082" calcext:value-type="float">
            <text:p><text:s/>0.192 <text:s text:c="3"/></text:p>
          </table:table-cell>
          <table:table-cell office:value-type="float" office:value="0.08661417" calcext:value-type="float">
            <text:p><text:s/>0.087 <text:s text:c="3"/></text:p>
          </table:table-cell>
          <table:table-cell office:value-type="float" office:value="0.011695906" calcext:value-type="float">
            <text:p><text:s/>0.012 <text:s text:c="3"/></text:p>
          </table:table-cell>
          <table:table-cell office:value-type="float" office:value="0" calcext:value-type="float">
            <text:p><text:s/>- <text:s text:c="5"/></text:p>
          </table:table-cell>
          <table:table-cell/>
          <table:table-cell table:formula="of:=AVERAGE([.B23:.E23])" office:value-type="float" office:value="0.072522724" calcext:value-type="float">
            <text:p><text:s/>0.073 <text:s text:c="3"/></text:p>
          </table:table-cell>
          <table:table-cell table:formula="of:=COM.MICROSOFT.STDEV.S([.B23:.E23])" office:value-type="float" office:value="0.088280820107015" calcext:value-type="float">
            <text:p><text:s/>0.088 <text:s text:c="3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loext:text> </loext:text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MX">
      <loext:text> </loext:text>
      <loext:fill-character> </loext:fill-character>
      <number:text>- </number:text>
    </number:number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currency-style style:name="N10116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currency-style style:name="N10117P0" style:volatile="true" number:language="es" number:country="MX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7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7P2" style:volatile="true" number:language="es" number:country="MX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02:38:30.934882570</meta:creation-date>
    <dc:date>2017-03-29T02:39:48.798667490</dc:date>
    <meta:editing-duration>PT1M18S</meta:editing-duration>
    <meta:editing-cycles>1</meta:editing-cycles>
    <meta:document-statistic meta:table-count="1" meta:cell-count="159" meta:object-count="0"/>
    <meta:generator>LibreOffice/5.1.6.2$Linux_x86 LibreOffice_project/10m0$Build-2</meta:generator>
  </office:meta>
</office:document-meta>
</file>